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ela Bold" svg:font-family="'Canela Bold'" style:font-pitch="variable"/>
    <style:font-face style:name="Canela Text Regular" svg:font-family="'Canela Text Regular'" style:font-pitch="variable"/>
    <style:font-face style:name="Graphik" svg:font-family="Graphik" style:font-pitch="variable"/>
    <style:font-face style:name="Graphik Semibold" svg:font-family="'Graphik Semibold'" style:font-family-generic="swiss" style:font-pitch="variable"/>
    <style:font-face style:name="Graphik Semibold1" svg:font-family="'Graphik Semibold'" style:font-pitch="variable"/>
    <style:font-face style:name="Helvetica" svg:font-family="Helvetica" style:font-family-generic="swis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0.678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614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0.339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4" style:family="presentation" style:parent-style-name="Default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129cm"/>
          <style:tab-stop style:position="2.258cm"/>
          <style:tab-stop style:position="3.387cm"/>
          <style:tab-stop style:position="4.516cm"/>
          <style:tab-stop style:position="5.644cm"/>
          <style:tab-stop style:position="6.773cm"/>
          <style:tab-stop style:position="7.902cm"/>
          <style:tab-stop style:position="9.031cm"/>
          <style:tab-stop style:position="10.16cm"/>
          <style:tab-stop style:position="11.289cm"/>
          <style:tab-stop style:position="12.418cm"/>
          <style:tab-stop style:position="13.547cm"/>
          <style:tab-stop style:position="14.676cm"/>
          <style:tab-stop style:position="15.804cm"/>
          <style:tab-stop style:position="16.933cm"/>
          <style:tab-stop style:position="18.062cm"/>
          <style:tab-stop style:position="19.191cm"/>
          <style:tab-stop style:position="20.32cm"/>
          <style:tab-stop style:position="21.449cm"/>
          <style:tab-stop style:position="22.578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margin-top="0.318cm" fo:margin-bottom="0cm" fo:line-height="90%" fo:text-align="start" fo:text-indent="0cm" style:punctuation-wrap="hanging" style:line-break="strict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</style:style>
    <style:style style:name="P4" style:family="paragraph">
      <style:paragraph-properties fo:margin-left="0cm" fo:margin-right="0cm" fo:margin-top="0.318cm" fo:margin-bottom="0cm" fo:line-height="90%" fo:text-align="start" fo:text-indent="0cm" style:punctuation-wrap="hanging" style:line-break="strict" style:writing-mode="lr-tb">
        <style:tab-stops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</style:style>
    <style:style style:name="P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0.37cm"/>
          <style:tab-stop style:position="0.741cm"/>
          <style:tab-stop style:position="1.111cm"/>
          <style:tab-stop style:position="1.482cm"/>
          <style:tab-stop style:position="1.852cm"/>
          <style:tab-stop style:position="2.223cm"/>
          <style:tab-stop style:position="2.593cm"/>
          <style:tab-stop style:position="2.963cm"/>
          <style:tab-stop style:position="3.334cm"/>
          <style:tab-stop style:position="3.704cm"/>
          <style:tab-stop style:position="4.075cm"/>
          <style:tab-stop style:position="4.445cm"/>
          <style:tab-stop style:position="4.815cm"/>
          <style:tab-stop style:position="5.186cm"/>
          <style:tab-stop style:position="5.556cm"/>
          <style:tab-stop style:position="5.927cm"/>
          <style:tab-stop style:position="6.297cm"/>
          <style:tab-stop style:position="6.668cm"/>
          <style:tab-stop style:position="7.038cm"/>
          <style:tab-stop style:position="7.408cm"/>
        </style:tab-stops>
      </style:paragraph-properties>
    </style:style>
    <style:style style:name="P6" style:family="paragraph">
      <loext:graphic-properties draw:fill-color="#ffffff"/>
    </style:style>
    <style:style style:name="T1" style:family="text">
      <style:text-properties fo:font-size="12pt" fo:language="nl" fo:country="NL" style:font-size-asian="12pt" style:language-asian="nl" style:country-asian="NL" style:font-size-complex="12pt" style:language-complex="nl" style:country-complex="NL"/>
    </style:style>
    <style:style style:name="T2" style:family="text">
      <style:text-properties style:font-name="Helvetica" fo:font-size="12pt" fo:language="nl" fo:country="NL" style:text-underline-style="solid" style:text-underline-width="auto" style:text-underline-color="font-color" style:font-name-asian="Helvetica" style:font-size-asian="12pt" style:language-asian="nl" style:country-asian="NL" style:font-name-complex="Helvetica" style:font-size-complex="12pt" style:language-complex="nl" style:country-complex="N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2pt" fo:language="nl" fo:country="NL" fo:font-style="normal" fo:text-shadow="none" style:text-underline-style="none" fo:font-weight="normal" fo:background-color="transparent" style:font-name-asian="Helvetica" style:font-size-asian="12pt" style:language-asian="nl" style:country-asian="NL" style:font-style-asian="normal" style:font-weight-asian="normal" style:font-name-complex="Helvetica" style:font-size-complex="1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6pt" fo:language="nl" fo:country="NL" style:font-size-asian="6pt" style:language-asian="nl" style:country-asian="NL" style:font-size-complex="6pt" style:language-complex="nl" style:country-complex="N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Graphik Semibold1" fo:color="#000000" fo:font-size="100%"/>
      </text:list-level-style-bullet>
      <text:list-level-style-bullet text:level="3" text:bullet-char="•">
        <style:list-level-properties text:space-before="2.54cm"/>
        <style:text-properties style:font-name="Graphik Semibold1" fo:color="#000000" fo:font-size="100%"/>
      </text:list-level-style-bullet>
      <text:list-level-style-bullet text:level="4" text:bullet-char="–">
        <style:list-level-properties text:space-before="3.81cm"/>
        <style:text-properties style:font-name="Graphik Semibold1" fo:color="#000000" fo:font-size="100%"/>
      </text:list-level-style-bullet>
      <text:list-level-style-bullet text:level="5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6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7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8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9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10" text:bullet-char="»">
        <style:list-level-properties text:space-before="5.08cm"/>
        <style:text-properties style:font-name="Graphik Semibold1" fo:color="#000000" fo:font-size="100%"/>
      </text:list-level-style-bullet>
    </text:list-style>
    <text:list-style style:name="L3">
      <text:list-level-style-bullet text:level="1" text:bullet-char="✔">
        <style:list-level-properties/>
        <style:text-properties fo:font-family="OpenSymbol" style:font-charset="x-symbol" fo:color="#000000" fo:font-size="125%"/>
      </text:list-level-style-bullet>
      <text:list-level-style-bullet text:level="2" text:bullet-char="✔">
        <style:list-level-properties text:space-before="1.27cm"/>
        <style:text-properties fo:font-family="OpenSymbol" style:font-charset="x-symbol" fo:color="#000000" fo:font-size="100%"/>
      </text:list-level-style-bullet>
      <text:list-level-style-bullet text:level="3" text:bullet-char="✔">
        <style:list-level-properties text:space-before="2.54cm"/>
        <style:text-properties fo:font-family="OpenSymbol" style:font-charset="x-symbol" fo:color="#000000" fo:font-size="100%"/>
      </text:list-level-style-bullet>
      <text:list-level-style-bullet text:level="4" text:bullet-char="✔">
        <style:list-level-properties text:space-before="3.81cm"/>
        <style:text-properties fo:font-family="OpenSymbol" style:font-charset="x-symbol" fo:color="#000000" fo:font-size="100%"/>
      </text:list-level-style-bullet>
      <text:list-level-style-bullet text:level="5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6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7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8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9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10" text:bullet-char="✔">
        <style:list-level-properties text:space-before="5.08cm"/>
        <style:text-properties fo:font-family="Open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8.952cm" svg:height="0.683cm" svg:x="0.763cm" svg:y="0.793cm" presentation:class="title" presentation:user-transformed="true">
          <draw:text-box>
            <text:list text:style-name="L1">
              <text:list-header>
                <text:p text:style-name="P1"><text:span text:style-name="T1">KT2505 - Portable Balance Lab</text:span></text:p>
              </text:list-header>
            </text:list>
          </draw:text-box>
        </draw:frame>
        <draw:frame presentation:style-name="pr2" draw:text-style-name="P2" draw:layer="layout" svg:width="8.952cm" svg:height="10.619cm" svg:x="0.763cm" svg:y="3.284cm" presentation:class="outline" presentation:user-transformed="true">
          <draw:text-box>
            <text:list text:style-name="L2">
              <text:list-header>
                <text:p text:style-name="P3"><text:span text:style-name="T2">Inventory:</text:span><text:span text:style-name="T2"><text:line-break/></text:span><text:span text:style-name="T2"/></text:p>
              </text:list-header>
            </text:list>
            <text:list text:style-name="L3">
              <text:list-item>
                <text:p text:style-name="P4"><text:span text:style-name="T3">Raspberry Pi 4B 4Gb with MicroSD Card Installed</text:span></text:p>
              </text:list-item>
              <text:list-item>
                <text:p text:style-name="P4"><text:span text:style-name="T3">Raspberry Pi 4 Case</text:span></text:p>
              </text:list-item>
              <text:list-item>
                <text:p text:style-name="P4"><text:span text:style-name="T3">USB-C Charger</text:span></text:p>
              </text:list-item>
              <text:list-item>
                <text:p text:style-name="P4"><text:span text:style-name="T3">MicroSD-to-SD-card Adapter</text:span></text:p>
              </text:list-item>
              <text:list-item>
                <text:p text:style-name="P4"><text:span text:style-name="T3">Camera Module</text:span></text:p>
              </text:list-item>
              <text:list-item>
                <text:p text:style-name="P4"><text:span text:style-name="T3">Coral USB Accelerator</text:span></text:p>
              </text:list-item>
              <text:list-item>
                <text:p text:style-name="P4"><text:span text:style-name="T3">Micro HDMI to HDMI Cable</text:span></text:p>
              </text:list-item>
              <text:list-item>
                <text:p text:style-name="P4"><text:span text:style-name="T3">2x WiFi QR codes</text:span></text:p>
              </text:list-item>
            </text:list>
          </draw:text-box>
        </draw:frame>
        <draw:frame presentation:style-name="pr3" draw:text-style-name="P2" draw:layer="layout" svg:width="8.952cm" svg:height="0.344cm" svg:x="0.763cm" svg:y="1.535cm" presentation:class="outline" presentation:user-transformed="true">
          <draw:text-box>
            <text:list text:style-name="L2">
              <text:list-header>
                <text:p text:style-name="P5"><text:span text:style-name="T4">S1 – Pose Estimatio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ela Bold" svg:font-family="'Canela Bold'" style:font-pitch="variable"/>
    <style:font-face style:name="Canela Text Regular" svg:font-family="'Canela Text Regular'" style:font-pitch="variable"/>
    <style:font-face style:name="Graphik" svg:font-family="Graphik" style:font-pitch="variable"/>
    <style:font-face style:name="Graphik Semibold" svg:font-family="'Graphik Semibold'" style:font-family-generic="swiss" style:font-pitch="variable"/>
    <style:font-face style:name="Graphik Semibold1" svg:font-family="'Graphik Semibold'" style:font-pitch="variable"/>
    <style:font-face style:name="Helvetica" svg:font-family="Helvetica" style:font-family-generic="swis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nela Text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nela Text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nela Text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nela Text Regular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Text Regular" fo:font-family="'Canela Text Regular'" style:font-pitch="variable" fo:font-size="8pt" fo:font-style="normal" fo:text-shadow="none" style:text-underline-style="none" fo:font-weight="normal" style:font-name-asian="Canela Text Regular" style:font-family-asian="'Canela Text Regular'" style:font-pitch-asian="variable" style:font-size-asian="8pt" style:font-style-asian="normal" style:font-weight-asian="normal" style:font-name-complex="Canela Text Regular" style:font-family-complex="'Canela Text Regular'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003cm" fo:padding-bottom="0.003cm" fo:padding-left="0.003cm" fo:padding-right="0.003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nela Text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nela Text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nela Text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nela Text Regular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nela Text Regular" fo:font-family="'Canela Text Regular'" style:font-pitch="variable" fo:font-size="8pt" fo:font-style="normal" fo:text-shadow="none" style:text-underline-style="none" fo:font-weight="normal" style:font-name-asian="Canela Text Regular" style:font-family-asian="'Canela Text Regular'" style:font-pitch-asian="variable" style:font-size-asian="8pt" style:font-style-asian="normal" style:font-weight-asian="normal" style:font-name-complex="Canela Text Regular" style:font-family-complex="'Canela Text Regular'" style:font-pitch-complex="variable" style:font-size-complex="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1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family="'Helvetica Neue'" style:font-pitch="variable" fo:font-size="22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22pt" style:font-style-asian="normal" style:font-weight-asian="normal" style:font-name-complex="Helvetica Neue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03cm" fo:padding-bottom="0.003cm" fo:padding-left="0.003cm" fo:padding-right="0.003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cm" fo:margin-bottom="0cm" fo:line-height="100%" fo:text-align="center" fo:text-indent="1.27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cm" fo:margin-bottom="0cm" fo:line-height="100%" fo:text-align="center" fo:text-indent="2.54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cm" fo:margin-bottom="0cm" fo:line-height="100%" fo:text-align="center" fo:text-indent="3.81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cm" fo:margin-bottom="0cm" fo:line-height="100%" fo:text-align="center" fo:text-indent="5.08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003cm" fo:padding-bottom="0.003cm" fo:padding-left="0.003cm" fo:padding-right="0.003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Bold" fo:font-family="'Canela Bold'" style:font-pitch="variable" fo:font-size="48pt" fo:font-style="normal" fo:text-shadow="none" style:text-underline-style="none" fo:font-weight="normal" fo:background-color="transparent" style:font-name-asian="Canela Bold" style:font-family-asian="'Canela Bold'" style:font-pitch-asian="variable" style:font-size-asian="48pt" style:font-style-asian="normal" style:font-weight-asian="normal" style:font-name-complex="Canela Bold" style:font-family-complex="'Canela Bold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003cm" fo:padding-bottom="0.003cm" fo:padding-left="0.003cm" fo:padding-right="0.003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1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family="'Helvetica Neue'" style:font-pitch="variable" fo:font-size="22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22pt" style:font-style-asian="normal" style:font-weight-asian="normal" style:font-name-complex="Helvetica Neue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03cm" fo:padding-bottom="0.003cm" fo:padding-left="0.003cm" fo:padding-right="0.003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letter-kerning="true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0cm" fo:margin-right="0cm" fo:margin-top="0cm" fo:margin-bottom="0cm" fo:line-height="100%" fo:text-align="center" fo:text-indent="1.27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0cm" fo:margin-right="0cm" fo:margin-top="0cm" fo:margin-bottom="0cm" fo:line-height="100%" fo:text-align="center" fo:text-indent="2.54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0cm" fo:margin-right="0cm" fo:margin-top="0cm" fo:margin-bottom="0cm" fo:line-height="100%" fo:text-align="center" fo:text-indent="3.81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0cm" fo:margin-right="0cm" fo:margin-top="0cm" fo:margin-bottom="0cm" fo:line-height="100%" fo:text-align="center" fo:text-indent="5.08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letter-kerning="true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003cm" fo:padding-bottom="0.003cm" fo:padding-left="0.003cm" fo:padding-right="0.003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Bold" fo:font-family="'Canela Bold'" style:font-pitch="variable" fo:font-size="48pt" fo:font-style="normal" fo:text-shadow="none" style:text-underline-style="none" fo:font-weight="normal" style:letter-kerning="true" fo:background-color="transparent" style:font-name-asian="Canela Bold" style:font-family-asian="'Canela Bold'" style:font-pitch-asian="variable" style:font-size-asian="48pt" style:font-style-asian="normal" style:font-weight-asian="normal" style:font-name-complex="Canela Bold" style:font-family-complex="'Canela Bold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0.48cm" fo:page-height="14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358cm" fo:min-width="0cm" fo:padding-top="0.003cm" fo:padding-bottom="0.003cm" fo:padding-left="0.003cm" fo:padding-right="0.003cm" fo:wrap-option="no-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0.358cm" fo:min-width="0cm" fo:padding-top="0.003cm" fo:padding-bottom="0.003cm" fo:padding-left="0.003cm" fo:padding-right="0.003cm" fo:wrap-option="no-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center" fo:text-indent="0cm" style:line-break="strict">
        <style:tab-stops>
          <style:tab-stop style:position="0cm"/>
          <style:tab-stop style:position="0.631cm"/>
          <style:tab-stop style:position="1.261cm"/>
          <style:tab-stop style:position="1.892cm"/>
          <style:tab-stop style:position="2.522cm"/>
          <style:tab-stop style:position="3.153cm"/>
          <style:tab-stop style:position="3.784cm"/>
          <style:tab-stop style:position="4.414cm"/>
          <style:tab-stop style:position="5.045cm"/>
          <style:tab-stop style:position="5.675cm"/>
          <style:tab-stop style:position="6.306cm"/>
          <style:tab-stop style:position="6.936cm"/>
          <style:tab-stop style:position="7.567cm"/>
          <style:tab-stop style:position="8.198cm"/>
          <style:tab-stop style:position="8.828cm"/>
          <style:tab-stop style:position="9.459cm"/>
          <style:tab-stop style:position="10.089cm"/>
          <style:tab-stop style:position="10.72cm"/>
          <style:tab-stop style:position="11.351cm"/>
          <style:tab-stop style:position="11.981cm"/>
          <style:tab-stop style:position="12.612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>
        <style:tab-stops>
          <style:tab-stop style:position="0cm"/>
          <style:tab-stop style:position="0.631cm"/>
          <style:tab-stop style:position="1.261cm"/>
          <style:tab-stop style:position="1.892cm"/>
          <style:tab-stop style:position="2.522cm"/>
          <style:tab-stop style:position="3.153cm"/>
          <style:tab-stop style:position="3.784cm"/>
          <style:tab-stop style:position="4.414cm"/>
          <style:tab-stop style:position="5.045cm"/>
          <style:tab-stop style:position="5.675cm"/>
          <style:tab-stop style:position="6.306cm"/>
          <style:tab-stop style:position="6.936cm"/>
          <style:tab-stop style:position="7.567cm"/>
          <style:tab-stop style:position="8.198cm"/>
          <style:tab-stop style:position="8.828cm"/>
          <style:tab-stop style:position="9.459cm"/>
          <style:tab-stop style:position="10.089cm"/>
          <style:tab-stop style:position="10.72cm"/>
          <style:tab-stop style:position="11.351cm"/>
          <style:tab-stop style:position="11.981cm"/>
          <style:tab-stop style:position="12.612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e5e5e" loext:opacity="100%" style:font-name="Graphik" fo:font-size="7pt" fo:language="nl" fo:country="NL" style:font-name-asian="Graphik" style:font-size-asian="7pt" style:language-asian="nl" style:country-asian="NL" style:font-name-complex="Graphik" style:font-size-complex="7pt" style:language-complex="nl" style:country-complex="NL"/>
    </style:style>
    <style:style style:name="MT3" style:family="text">
      <style:text-properties fo:color="#ffffff" loext:opacity="100%" style:font-name="Graphik" fo:font-size="7pt" fo:language="nl" fo:country="NL" style:font-name-asian="Graphik" style:font-size-asian="7pt" style:language-asian="nl" style:country-asian="NL" style:font-name-complex="Graphik" style:font-size-complex="7pt" style:language-complex="nl" style:country-complex="N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e5e5e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4cm" svg:height="6.285cm" svg:x="2.79cm" svg:y="2.27cm"/>
      <draw:page-thumbnail draw:layer="backgroundobjects" svg:width="4.444cm" svg:height="6.285cm" svg:x="2.79cm" svg:y="9.556cm"/>
      <draw:page-thumbnail draw:layer="backgroundobjects" svg:width="4.444cm" svg:height="6.285cm" svg:x="2.79cm" svg:y="16.842cm"/>
      <draw:page-thumbnail draw:layer="backgroundobjects" svg:width="4.444cm" svg:height="6.285cm" svg:x="11.815cm" svg:y="2.27cm"/>
      <draw:page-thumbnail draw:layer="backgroundobjects" svg:width="4.444cm" svg:height="6.285cm" svg:x="11.815cm" svg:y="9.556cm"/>
      <draw:page-thumbnail draw:layer="backgroundobjects" svg:width="4.444cm" svg:height="6.285cm" svg:x="11.815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.296cm" svg:height="0.252cm" svg:x="4.591cm" svg:y="7.214cm" presentation:class="title" presentation:placeholder="true">
        <draw:text-box/>
      </draw:frame>
      <draw:frame presentation:style-name="Default-outline1" draw:layer="backgroundobjects" svg:width="1.296cm" svg:height="0.133cm" svg:x="4.591cm" svg:y="7.451cm" presentation:class="outline" presentation:placeholder="true">
        <draw:text-box/>
      </draw:frame>
      <draw:frame draw:style-name="Mgr3" draw:text-style-name="MP6" draw:layer="backgroundobjects" svg:width="0.353cm" svg:height="0.357cm" svg:x="5.061cm" svg:y="7.421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1.296cm" svg:height="0.252cm" svg:x="4.591cm" svg:y="7.214cm" presentation:class="title" presentation:placeholder="true">
        <draw:text-box/>
      </draw:frame>
      <draw:frame presentation:style-name="Title1-outline1" draw:layer="backgroundobjects" svg:width="1.296cm" svg:height="0.133cm" svg:x="4.591cm" svg:y="7.451cm" presentation:class="outline" presentation:placeholder="true">
        <draw:text-box/>
      </draw:frame>
      <draw:frame draw:style-name="Mgr5" draw:text-style-name="MP6" draw:layer="backgroundobjects" svg:width="0.353cm" svg:height="0.357cm" svg:x="5.061cm" svg:y="7.421cm" presentation:class="page-number">
        <draw:text-box>
          <text:list text:style-name="ML3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KT2502 - Portable Balance Lab</dc:title>
    <meta:initial-creator>Janne Luijten</meta:initial-creator>
    <dc:date>2023-05-01T09:41:52.613000000</dc:date>
    <meta:editing-cycles>8</meta:editing-cycles>
    <meta:editing-duration>PT21M37S</meta:editing-duration>
    <meta:generator>LibreOffice/7.5.0.3$Windows_X86_64 LibreOffice_project/c21113d003cd3efa8c53188764377a8272d9d6de</meta:generator>
    <meta:document-statistic meta:object-count="27"/>
  </office:meta>
</office:document-meta>
</file>